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8f82e" officeooo:paragraph-rsid="0018f82e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18f82e" officeooo:paragraph-rsid="0019ecaa" style:font-size-asian="16pt" style:font-size-complex="16pt"/>
    </style:style>
    <style:style style:name="P3" style:family="paragraph" style:parent-style-name="Standard">
      <style:paragraph-properties fo:text-align="start" style:justify-single-word="false" style:writing-mode="rl-tb"/>
      <style:text-properties fo:font-size="16pt" officeooo:rsid="0018f82e" officeooo:paragraph-rsid="0018f82e" style:font-size-asian="16pt" style:font-size-complex="16pt"/>
    </style:style>
    <style:style style:name="P4" style:family="paragraph" style:parent-style-name="Standard">
      <style:paragraph-properties fo:text-align="start" style:justify-single-word="false" style:writing-mode="rl-tb"/>
      <style:text-properties fo:font-size="16pt" officeooo:rsid="0018f82e" officeooo:paragraph-rsid="0019ecaa" style:font-size-asian="16pt" style:font-size-complex="16pt"/>
    </style:style>
    <style:style style:name="P5" style:family="paragraph" style:parent-style-name="Standard">
      <style:paragraph-properties fo:text-align="start" style:justify-single-word="false" style:writing-mode="rl-tb"/>
      <style:text-properties fo:font-size="16pt" officeooo:rsid="0019ecaa" officeooo:paragraph-rsid="0019ecaa" style:font-size-asian="16pt" style:font-size-complex="16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6pt" officeooo:rsid="001b3bf5" officeooo:paragraph-rsid="001b3bf5" style:font-size-asian="16pt" style:font-size-complex="16pt"/>
    </style:style>
    <style:style style:name="T1" style:family="text">
      <style:text-properties officeooo:rsid="0019ecaa"/>
    </style:style>
    <style:style style:name="T2" style:family="text">
      <style:text-properties officeooo:rsid="001b3b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راهی هست که بتوانیم کد های css ای که درون style می نویسیم رو نمایش دهیم <text:s/>برای این کار باید </text:p>
      <text:p text:style-name="P1"/>
      <text:p text:style-name="P1">اولا style را درون body قرار دهیم و دوما display:block کنیم</text:p>
      <text:p text:style-name="P2">به این ترتیب:<text:line-break/></text:p>
      <text:p text:style-name="P4"><text:line-break/><text:span text:style-name="T1">&lt;style <text:s/>contenteditable <text:s/>style="display:block;"&gt;</text:span></text:p>
      <text:p text:style-name="P5"><text:s/>.a{</text:p>
      <text:p text:style-name="P5"><text:s text:c="4"/>background: rgb(0,35,255);</text:p>
      <text:p text:style-name="P5"><text:s text:c="2"/>}</text:p>
      <text:p text:style-name="P5">&lt;/style&gt;</text:p>
      <text:p text:style-name="P5"/>
      <text:p text:style-name="P5"/>
      <text:p text:style-name="P2"><text:span text:style-name="T1">contenteditable باعث می شود که قابل تغییر باشد.</text:span></text:p>
      <text:p text:style-name="P2"/>
      <text:p text:style-name="P2"/>
      <text:p text:style-name="P6">کد کامل مثال:<text:line-break/><text:line-break/><text:line-break/>&lt;!DOCTYPE html&gt;</text:p>
      <text:p text:style-name="P6">&lt;html&gt;</text:p>
      <text:p text:style-name="P6"><text:s text:c="2"/>&lt;head&gt;</text:p>
      <text:p text:style-name="P6"><text:s text:c="4"/>&lt;meta charset="utf-8"&gt;</text:p>
      <text:p text:style-name="P6"><text:s text:c="4"/>&lt;title&gt;&lt;/title&gt;</text:p>
      <text:p text:style-name="P6"/>
      <text:p text:style-name="P6"><text:s text:c="2"/>&lt;/head&gt;</text:p>
      <text:p text:style-name="P6"><text:s text:c="2"/>&lt;body&gt;</text:p>
      <text:p text:style-name="P6">&lt;section&gt;</text:p>
      <text:p text:style-name="P6"/>
      <text:p text:style-name="P6">&lt;div class="a"&gt;</text:p>
      <text:p text:style-name="P6"><text:s text:c="2"/>سلام شهاب امامی</text:p>
      <text:p text:style-name="P6"/>
      <text:p text:style-name="P6">&lt;style <text:s/>contenteditable <text:s/>style="display:block;"&gt;</text:p>
      <text:p text:style-name="P6"><text:s/>.a{</text:p>
      <text:p text:style-name="P6"><text:s text:c="4"/>background: rgb(0,35,255);</text:p>
      <text:p text:style-name="P6"><text:s text:c="2"/>}</text:p>
      <text:p text:style-name="P6">&lt;/style&gt;</text:p>
      <text:p text:style-name="P6"><text:soft-page-break/></text:p>
      <text:p text:style-name="P6"/>
      <text:p text:style-name="P6">&lt;/div&gt;</text:p>
      <text:p text:style-name="P6"/>
      <text:p text:style-name="P6">&lt;/section&gt;</text:p>
      <text:p text:style-name="P6"/>
      <text:p text:style-name="P6"><text:s text:c="2"/>&lt;/body&gt;</text:p>
      <text:p text:style-name="P6">&lt;/html&gt;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1-12T01:22:29.199434616</dc:date>
    <meta:editing-duration>PT4H48M1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80" meta:character-count="578" meta:non-whitespace-character-count="484"/>
  </office:meta>
</office:document-meta>
</file>